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3627e" officeooo:paragraph-rsid="0003627e"/>
    </style:style>
    <style:style style:name="P2" style:family="paragraph" style:parent-style-name="Text_20_body">
      <style:paragraph-properties fo:text-align="justify" style:justify-single-word="false"/>
      <style:text-properties fo:language="en" fo:country="GB" officeooo:rsid="0003627e" officeooo:paragraph-rsid="0003627e"/>
    </style:style>
    <style:style style:name="P3" style:family="paragraph" style:parent-style-name="Text_20_body">
      <style:paragraph-properties fo:text-align="justify" style:justify-single-word="false"/>
      <style:text-properties fo:language="en" fo:country="GB" officeooo:rsid="00064170" officeooo:paragraph-rsid="00064170"/>
    </style:style>
    <style:style style:name="P4" style:family="paragraph" style:parent-style-name="Text_20_body">
      <style:text-properties officeooo:rsid="00064170" officeooo:paragraph-rsid="00064170"/>
    </style:style>
    <style:style style:name="P5" style:family="paragraph" style:parent-style-name="Heading_20_1">
      <style:text-properties officeooo:rsid="0003627e" officeooo:paragraph-rsid="0003627e"/>
    </style:style>
    <style:style style:name="T1" style:family="text">
      <style:text-properties officeooo:rsid="00044968"/>
    </style:style>
    <style:style style:name="T2" style:family="text">
      <style:text-properties officeooo:rsid="0008230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MP4 Coursework</text:p>
      <text:h text:style-name="P5" text:outline-level="1">Analysis</text:h>
      <text:h text:style-name="Heading_20_2" text:outline-level="2">Introduction</text:h>
      <text:h text:style-name="Heading_20_3" text:outline-level="3">Client Identification</text:h>
      <text:p text:style-name="P2">My client is St. Andrew's Street Baptist Church, the administration consists of a team of up to five people of various ages with litle experience with computers apart from performing basic tasks such as word processing and using simple spreadsheets. <text:span text:style-name="T1">Currently the church has a simple file sharing between a small network of 5 computers, these computers include Apple and Windows computers.</text:span></text:p>
      <text:p text:style-name="P3">All of the members of the administrative team at St. Andrew's Street Baptistare required to attend various meetings and complete certain tasks, all of which have potential to be confidential. The team provides pastoral care and other supportive services to people all across Cambridgeshire and sometimes further. Being a large city centre church, the membership and the composition of the administrative team is subject to change on a regular basis.</text:p>
      <text:p text:style-name="P3">The Church has expressed a desire to use a computer system to organise, centralise and control all of the data involved in operating the Church. <text:s/>With the proposed system, the admin team would like to be able to keep a record of all of their meetings and tasks as well as keep track of the quantities of a few finite resources used in the offices.</text:p>
      <text:h text:style-name="Heading_20_3" text:outline-level="3">Define the Current System</text:h>
      <text:p text:style-name="P4">The current system in place is a manual paper based system which involves each member of the administrative team writing down <text:span text:style-name="T2">details of meetings and appoint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3627e" officeooo:paragraph-rsid="0003627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eter East – 6303 – COMP4 Coursewor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4T09:21:22.049485844</meta:creation-date>
    <meta:editing-duration>PT28S</meta:editing-duration>
    <meta:editing-cycles>2</meta:editing-cycles>
    <meta:generator>LibreOffice/5.0.5.2$Linux_X86_64 LibreOffice_project/00m0$Build-2</meta:generator>
    <dc:date>2016-03-04T09:21:49.598183483</dc:date>
    <meta:document-statistic meta:table-count="0" meta:image-count="0" meta:object-count="0" meta:page-count="1" meta:paragraph-count="10" meta:word-count="238" meta:character-count="1465" meta:non-whitespace-character-count="1234"/>
  </office:meta>
</office:document-meta>
</file>